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b99" officeooo:paragraph-rsid="000ccb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cmath&gt;</text:p>
      <text:p text:style-name="P1">#include &lt;cstdio&gt;</text:p>
      <text:p text:style-name="P1">#include &lt;vector&gt;</text:p>
      <text:p text:style-name="P1">#include &lt;iostream&gt;</text:p>
      <text:p text:style-name="P1">#include &lt;algorithm&gt;</text:p>
      <text:p text:style-name="P1">using namespace std;</text:p>
      <text:p text:style-name="P1">int conmax(int a[]);</text:p>
      <text:p text:style-name="P1">int nonmax(int a[]);</text:p>
      <text:p text:style-name="P1">int s;</text:p>
      <text:p text:style-name="P1">int sum(int a[],int x, int y);</text:p>
      <text:p text:style-name="P1">int n;</text:p>
      <text:p text:style-name="P1">int main() {</text:p>
      <text:p text:style-name="P1"><text:tab/>int t;</text:p>
      <text:p text:style-name="P1"><text:tab/>cin&gt;&gt;t;</text:p>
      <text:p text:style-name="P1"><text:tab/>while(t--){</text:p>
      <text:p text:style-name="P1"><text:tab/><text:tab/>cin&gt;&gt;n;</text:p>
      <text:p text:style-name="P1"><text:tab/><text:tab/>int a[n];</text:p>
      <text:p text:style-name="P1"><text:tab/><text:tab/>for (int i = 0; i &lt; n; ++i){</text:p>
      <text:p text:style-name="P1"><text:tab/><text:tab/> <text:s text:c="3"/><text:tab/>cin&gt;&gt;a[i];</text:p>
      <text:p text:style-name="P1"><text:tab/><text:tab/>}</text:p>
      <text:p text:style-name="P1"><text:tab/><text:tab/>cout&lt;&lt;conmax(a)&lt;&lt;" ";</text:p>
      <text:p text:style-name="P1"><text:tab/><text:tab/>cout&lt;&lt;nonmax(a)&lt;&lt;endl;</text:p>
      <text:p text:style-name="P1"><text:tab/>}</text:p>
      <text:p text:style-name="P1">}</text:p>
      <text:p text:style-name="P1">int conmax(int a[]){</text:p>
      <text:p text:style-name="P1"><text:tab/>int current_sum = 0;</text:p>
      <text:p text:style-name="P1"><text:tab/>int current_index = 0;</text:p>
      <text:p text:style-name="P1"><text:tab/>int best_sum = 0;</text:p>
      <text:p text:style-name="P1"><text:tab/>int best_start = 0;</text:p>
      <text:p text:style-name="P1"><text:tab/>int best_end = 0;</text:p>
      <text:p text:style-name="P1"><text:tab/>int least = a[0];</text:p>
      <text:p text:style-name="P1"><text:tab/>int flag =0;</text:p>
      <text:p text:style-name="P1"><text:tab/>for (int i = 0; i &lt; n; ++i){</text:p>
      <text:p text:style-name="P1"><text:tab/><text:tab/>int val = current_sum + a[i];</text:p>
      <text:p text:style-name="P1"><text:tab/><text:tab/>if(val &gt; 0){</text:p>
      <text:p text:style-name="P1"><text:tab/><text:tab/><text:tab/>if(current_sum == 0){</text:p>
      <text:p text:style-name="P1"><text:tab/><text:tab/><text:tab/><text:tab/>current_index = i;</text:p>
      <text:p text:style-name="P1"><text:tab/><text:tab/><text:tab/>}</text:p>
      <text:p text:style-name="P1"><text:tab/><text:tab/><text:tab/>current_sum = val;</text:p>
      <text:p text:style-name="P1"><text:tab/><text:tab/>}</text:p>
      <text:p text:style-name="P1"><text:tab/><text:tab/>else{</text:p>
      <text:p text:style-name="P1"><text:tab/><text:tab/><text:tab/>current_sum = 0;</text:p>
      <text:p text:style-name="P1"><text:tab/><text:tab/><text:tab/>flag++;</text:p>
      <text:p text:style-name="P1"><text:tab/><text:tab/><text:tab/>if (a[i] &gt; least )</text:p>
      <text:p text:style-name="P1"><text:tab/><text:tab/><text:tab/>{</text:p>
      <text:p text:style-name="P1"><text:tab/><text:tab/><text:tab/><text:tab/>least = a[i];</text:p>
      <text:p text:style-name="P1"><text:tab/><text:tab/><text:tab/>}</text:p>
      <text:p text:style-name="P1"><text:tab/><text:tab/>}</text:p>
      <text:p text:style-name="P1"/>
      <text:p text:style-name="P1"><text:tab/><text:tab/>if(current_sum &gt; best_sum){</text:p>
      <text:p text:style-name="P1"><text:tab/><text:tab/><text:tab/>best_sum = current_sum;</text:p>
      <text:p text:style-name="P1"><text:tab/><text:tab/><text:tab/>best_start = current_index;</text:p>
      <text:p text:style-name="P1"><text:soft-page-break/><text:tab/><text:tab/><text:tab/>best_end = i;<text:tab/></text:p>
      <text:p text:style-name="P1"><text:tab/><text:tab/>}</text:p>
      <text:p text:style-name="P1"><text:tab/>}</text:p>
      <text:p text:style-name="P1"><text:tab/>if (flag == n)</text:p>
      <text:p text:style-name="P1"><text:tab/>{</text:p>
      <text:p text:style-name="P1"><text:tab/><text:tab/>return least;</text:p>
      <text:p text:style-name="P1"><text:tab/>}</text:p>
      <text:p text:style-name="P1"><text:tab/>else</text:p>
      <text:p text:style-name="P1"><text:tab/>return sum(a,best_start,best_end);</text:p>
      <text:p text:style-name="P1">}</text:p>
      <text:p text:style-name="P1"/>
      <text:p text:style-name="P1">int nonmax(int a[]){</text:p>
      <text:p text:style-name="P1"><text:tab/>int s = 0,f=0;</text:p>
      <text:p text:style-name="P1"><text:tab/>int le = a[0];</text:p>
      <text:p text:style-name="P1"><text:tab/>for (int i = 0; i &lt; n; ++i){</text:p>
      <text:p text:style-name="P1"><text:tab/><text:tab/></text:p>
      <text:p text:style-name="P1"><text:tab/><text:tab/>if(a[i] &gt; 0){</text:p>
      <text:p text:style-name="P1"><text:tab/><text:tab/><text:tab/><text:tab/>s =s + a[i];</text:p>
      <text:p text:style-name="P1"><text:tab/> <text:s text:c="11"/></text:p>
      <text:p text:style-name="P1"><text:tab/><text:tab/>}</text:p>
      <text:p text:style-name="P1"><text:tab/><text:tab/>else{</text:p>
      <text:p text:style-name="P1"><text:tab/><text:tab/><text:tab/>f++;</text:p>
      <text:p text:style-name="P1"><text:tab/><text:tab/><text:tab/>if (a[i] &gt; le )</text:p>
      <text:p text:style-name="P1"><text:tab/><text:tab/><text:tab/><text:tab/>{</text:p>
      <text:p text:style-name="P1"><text:tab/><text:tab/><text:tab/><text:tab/><text:tab/>le = a[i]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<text:tab/>if(f == n){</text:p>
      <text:p text:style-name="P1"><text:tab/><text:tab/><text:tab/>return le;</text:p>
      <text:p text:style-name="P1"><text:tab/><text:tab/>}</text:p>
      <text:p text:style-name="P1"><text:tab/><text:tab/>else return s;</text:p>
      <text:p text:style-name="P1">}</text:p>
      <text:p text:style-name="P1"/>
      <text:p text:style-name="P1">int sum(int a[],int i,int j){</text:p>
      <text:p text:style-name="P1"><text:tab/>int sum = 0;</text:p>
      <text:p text:style-name="P1"><text:tab/>for (; i &lt;= j; ++i)</text:p>
      <text:p text:style-name="P1"><text:tab/>{</text:p>
      <text:p text:style-name="P1"><text:tab/><text:tab/>sum =sum + a[i];</text:p>
      <text:p text:style-name="P1"><text:tab/>}</text:p>
      <text:p text:style-name="P1"><text:tab/>return sum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8:05:56.775978760</meta:creation-date>
    <dc:date>2015-07-05T18:06:17.340400807</dc:date>
    <meta:editing-duration>PT22S</meta:editing-duration>
    <meta:editing-cycles>1</meta:editing-cycles>
    <meta:document-statistic meta:table-count="0" meta:image-count="0" meta:object-count="0" meta:page-count="2" meta:paragraph-count="91" meta:word-count="233" meta:character-count="1251" meta:non-whitespace-character-count="945"/>
    <meta:generator>LibreOffice/4.4.2.2$Linux_X86_64 LibreOffice_project/40m0$Build-2</meta:generator>
  </office:meta>
</office:document-meta>
</file>